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(" style:num-suffix=")" style:num-format="a">
        <style:list-level-properties text:space-before="0.5in" text:min-label-width="0.25in"/>
      </text:list-level-style-number>
      <text:list-level-style-number text:level="3" text:style-name="Numbering_20_Symbols" style:num-prefix=" " style:num-suffix="." style:num-format="i">
        <style:list-level-properties text:space-before="0.75in" text:min-label-width="0.25in"/>
      </text:list-level-style-number>
      <text:list-level-style-number text:level="4" text:style-name="Numbering_20_Symbols" style:num-prefix=" " style:num-suffix="." style:num-format="A">
        <style:list-level-properties text:space-before="1in" text:min-label-width="0.25in"/>
      </text:list-level-style-number>
      <text:list-level-style-bullet text:level="5" text:style-name="Bullet_20_Symbols" style:num-prefix=" 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cBeathenne Mythal Illustrations</text:h>
      <text:list text:style-name="L1">
        <text:list-item>
          <text:p text:style-name="P1">Overlay of structure</text:p>
          <text:list>
            <text:list-item>
              <text:p text:style-name="P1">changed to topo</text:p>
            </text:list-item>
            <text:list-item>
              <text:p text:style-name="P1">Completed</text:p>
            </text:list-item>
          </text:list>
        </text:list-item>
        <text:list-item>
          <text:p text:style-name="P1">Range diagram</text:p>
          <text:list>
            <text:list-item>
              <text:p text:style-name="P1">Raw</text:p>
            </text:list-item>
            <text:list-item>
              <text:p text:style-name="P1">Done</text:p>
            </text:list-item>
          </text:list>
        </text:list-item>
        <text:list-item>
          <text:p text:style-name="P1">Power and layer diagram</text:p>
          <text:list>
            <text:list-item>
              <text:p text:style-name="P1">Raw</text:p>
            </text:list-item>
            <text:list-item>
              <text:p text:style-name="P1">Raw redesign</text:p>
            </text:list-item>
            <text:list-item>
              <text:p text:style-name="P1">Done</text:p>
            </text:list-item>
          </text:list>
        </text:list-item>
        <text:list-item>
          <text:p text:style-name="P1">Metasentient manymind</text:p>
          <text:list>
            <text:list-item>
              <text:p text:style-name="P1">Rough</text:p>
            </text:list-item>
            <text:list-item>
              <text:p text:style-name="P1">Inked</text:p>
            </text:list-item>
            <text:list-item>
              <text:p text:style-name="P1">Done</text:p>
            </text:list-item>
          </text:list>
        </text:list-item>
        <text:list-item>
          <text:p text:style-name="P1">Depiction of arcane mark</text:p>
          <text:list>
            <text:list-item>
              <text:p text:style-name="P1">1</text:p>
              <text:list>
                <text:list-item>
                  <text:p text:style-name="P1">Rough</text:p>
                </text:list-item>
                <text:list-item>
                  <text:p text:style-name="P1">In finishing</text:p>
                </text:list-item>
                <text:list-item>
                  <text:p text:style-name="P1">Done</text:p>
                </text:list-item>
              </text:list>
            </text:list-item>
            <text:list-item>
              <text:p text:style-name="P1">2</text:p>
              <text:list>
                <text:list-item>
                  <text:p text:style-name="P1">Rough</text:p>
                </text:list-item>
                <text:list-item>
                  <text:p text:style-name="P1">inking</text:p>
                </text:list-item>
                <text:list-item>
                  <text:p text:style-name="P1">Done</text:p>
                </text:list-item>
              </text:list>
            </text:list-item>
          </text:list>
        </text:list-item>
        <text:list-item>
          <text:p text:style-name="P1">Distribution of thought</text:p>
          <text:list>
            <text:list-item>
              <text:p text:style-name="P1">Done</text:p>
            </text:list-item>
          </text:list>
        </text:list-item>
        <text:list-item>
          <text:p text:style-name="P1">Side effect bunnies (balanced)</text:p>
          <text:list>
            <text:list-item>
              <text:p text:style-name="P1">Done</text:p>
            </text:list-item>
          </text:list>
        </text:list-item>
        <text:list-item>
          <text:p text:style-name="P1">Denial pattern</text:p>
          <text:list>
            <text:list-item>
              <text:p text:style-name="P1">Rough</text:p>
            </text:list-item>
            <text:list-item>
              <text:p text:style-name="P1">Inked</text:p>
            </text:list-item>
            <text:list-item>
              <text:p text:style-name="P1">Done</text:p>
            </text:list-item>
          </text:list>
        </text:list-item>
        <text:list-item>
          <text:p text:style-name="P1">power + Incomplete = boom</text:p>
          <text:list>
            <text:list-item>
              <text:p text:style-name="P1">Done</text:p>
            </text:list-item>
          </text:list>
        </text:list-item>
        <text:list-item>
          <text:p text:style-name="P1">Seer Template</text:p>
          <text:list>
            <text:list-item>
              <text:p text:style-name="P1">Inked</text:p>
            </text:list-item>
          </text:list>
        </text:list-item>
        <text:list-item>
          <text:p text:style-name="P1">Fade zone at mythal edge</text:p>
          <text:list>
            <text:list-item>
              <text:p text:style-name="P1">Done</text:p>
            </text:list-item>
          </text:list>
        </text:list-item>
        <text:list-item>
          <text:p text:style-name="P1">Protector</text:p>
          <text:list>
            <text:list-item>
              <text:p text:style-name="P1">Examples removed</text:p>
            </text:list-item>
          </text:list>
        </text:list-item>
        <text:list-item>
          <text:p text:style-name="P1">Pain over time graph</text:p>
          <text:list>
            <text:list-item>
              <text:p text:style-name="P1">Done</text:p>
            </text:list-item>
          </text:list>
        </text:list-item>
        <text:list-item>
          <text:p text:style-name="P1">Flowchart (operation)</text:p>
          <text:list>
            <text:list-item>
              <text:p text:style-name="P1">Raw</text:p>
            </text:list-item>
          </text:list>
        </text:list-item>
        <text:list-item>
          <text:p text:style-name="P1">Preserver image</text:p>
          <text:list>
            <text:list-item>
              <text:p text:style-name="P1">Examples Removed</text:p>
            </text:list-item>
          </text:list>
        </text:list-item>
        <text:list-item>
          <text:p text:style-name="P1">Let no harm persist</text:p>
          <text:list>
            <text:list-item>
              <text:p text:style-name="P1">Can't visualize</text:p>
            </text:list-item>
          </text:list>
        </text:list-item>
        <text:list-item>
          <text:p text:style-name="P1">Pain Diagram</text:p>
          <text:list>
            <text:list-item>
              <text:p text:style-name="P1">Raw</text:p>
            </text:list-item>
          </text:list>
        </text:list-item>
        <text:list-item>
          <text:p text:style-name="P1">Damage redistribution</text:p>
          <text:list>
            <text:list-item>
              <text:p text:style-name="P1">Raw</text:p>
            </text:list-item>
          </text:list>
        </text:list-item>
        <text:list-item>
          <text:p text:style-name="P1">Pine Bloodberry Cone</text:p>
        </text:list-item>
        <text:list-item>
          <text:p text:style-name="P1">Bloodberry root distance</text:p>
          <text:list>
            <text:list-item>
              <text:p text:style-name="P1">redundant to #21</text:p>
            </text:list-item>
          </text:list>
        </text:list-item>
        <text:list-item>
          <text:p text:style-name="P1">example of bloodberry</text:p>
          <text:list>
            <text:list-item>
              <text:p text:style-name="P1">Raw</text:p>
            </text:list-item>
          </text:list>
        </text:list-item>
        <text:list-item>
          <text:p text:style-name="P1">plant tender example</text:p>
          <text:list>
            <text:list-item>
              <text:p text:style-name="P1">Examples removed</text:p>
            </text:list-item>
          </text:list>
        </text:list-item>
        <text:list-item>
          <text:p text:style-name="P1">plant distance</text:p>
          <text:list>
            <text:list-item>
              <text:p text:style-name="P1"/>
            </text:list-item>
          </text:list>
        </text:list-item>
        <text:list-item>
          <text:p text:style-name="P1">purity method</text:p>
        </text:list-item>
        <text:list-item>
          <text:p text:style-name="P1">fruition join</text:p>
        </text:list-item>
        <text:list-item>
          <text:p text:style-name="P1">gatekeeper example</text:p>
        </text:list-item>
        <text:list-item>
          <text:p text:style-name="P1">authority diagram</text:p>
        </text:list-item>
        <text:list-item>
          <text:p text:style-name="P1">locate token bearer find radar</text:p>
        </text:list-item>
        <text:list-item>
          <text:p text:style-name="P1">brighteyed and darkeyed</text:p>
        </text:list-item>
        <text:list-item>
          <text:p text:style-name="P1">power difference dark&amp;light</text:p>
        </text:list-item>
        <text:list-item>
          <text:p text:style-name="P1">suppress vs no shadow</text:p>
        </text:list-item>
        <text:list-item>
          <text:p text:style-name="P1">darkeyed from shadow &amp; brighteyed from torch</text:p>
        </text:list-item>
        <text:list-item>
          <text:p text:style-name="P1">Ordermonger example.</text:p>
        </text:list-item>
        <text:list-item>
          <text:p text:style-name="P1">Repair size + increment for at will repair</text:p>
        </text:list-item>
        <text:list-item>
          <text:p text:style-name="P1">range and penetration distance for major repair</text:p>
        </text:list-item>
        <text:list-item>
          <text:p text:style-name="P1">Duration of refurbish (example) (3 ordermongers, 1 refurbish, 2 major repairs)</text:p>
        </text:list-item>
        <text:list-item>
          <text:p text:style-name="P1">Quality of refurbish, missing, impure, or full quality</text:p>
        </text:list-item>
        <text:list-item>
          <text:p text:style-name="P1">Digger Example</text:p>
        </text:list-item>
        <text:list-item>
          <text:p text:style-name="P1">Substance dig rates to scale per minute</text:p>
        </text:list-item>
        <text:list-item>
          <text:p text:style-name="P1">Digger storage array and aperture maximum</text:p>
        </text:list-item>
        <text:list-item>
          <text:p text:style-name="P1">Change hardness volume and targeting tolerance.</text:p>
        </text:list-item>
        <text:list-item>
          <text:p text:style-name="P1">Hardness changes, distinct coarseness levels.</text:p>
        </text:list-item>
        <text:list-item>
          <text:p text:style-name="P1">Vent earth pressure aperture</text:p>
        </text:list-item>
        <text:list-item>
          <text:p text:style-name="P1">Destruction and unregulated ventilation</text:p>
        </text:list-item>
        <text:list-item>
          <text:p text:style-name="P1">Control structure of vent earth ability</text:p>
        </text:list-item>
        <text:list-item>
          <text:p text:style-name="P1">Example of waterflit</text:p>
        </text:list-item>
        <text:list-item>
          <text:p text:style-name="P1">Filtration plane size</text:p>
        </text:list-item>
        <text:list-item>
          <text:p text:style-name="P1">Transmutation aperture of water creation power.</text:p>
        </text:list-item>
        <text:list-item>
          <text:p text:style-name="P1">Create clouds power, primary and secondary encoding stage and emission at top range.</text:p>
        </text:list-item>
        <text:list-item>
          <text:p text:style-name="P1">Filtration stages of create cloud ability and safety apparatus</text:p>
        </text:list-item>
        <text:list-item>
          <text:p text:style-name="P1">Whisperer example</text:p>
        </text:list-item>
        <text:list-item>
          <text:p text:style-name="P1">Firebug Example</text:p>
        </text:list-item>
        <text:list-item>
          <text:p text:style-name="P1">Range of extinguish fire ability.</text:p>
        </text:list-item>
        <text:list-item>
          <text:p text:style-name="P1">Range of scorched earth ability plus plane size</text:p>
        </text:list-item>
        <text:list-item>
          <text:p text:style-name="P1">Rainshot mass teleport</text:p>
        </text:list-item>
        <text:list-item>
          <text:p text:style-name="P1">Relative power levels of casting versus endpoint.</text:p>
        </text:list-item>
        <text:list-item>
          <text:p text:style-name="P1">Graph of percent chance of core's equity over range</text:p>
        </text:list-item>
        <text:list-item>
          <text:p text:style-name="P1">Command structure of observed seers</text:p>
        </text:list-item>
        <text:list-item>
          <text:p text:style-name="P1">Reorganization of memorized spells in mages.</text:p>
        </text:list-item>
        <text:list-item>
          <text:p text:style-name="P1">Places subject to faerie fire</text:p>
        </text:list-item>
        <text:list-item>
          <text:p text:style-name="P1">Methods in place to control containment failure.</text:p>
        </text:list-item>
        <text:list-item>
          <text:p text:style-name="P1">Depiction of internal and external views of an active conjugate gate.</text:p>
        </text:list-item>
        <text:list-item>
          <text:p text:style-name="P1">Stone cisterns used for disposal</text:p>
        </text:list-item>
        <text:list-item>
          <text:p text:style-name="P1">Aquifier Bore</text:p>
        </text:list-item>
        <text:list-item>
          <text:p text:style-name="P1">Audible and visual noise during gate form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reenlappy</meta:initial-creator>
    <meta:creation-date>2008-06-01T13:52:50</meta:creation-date>
    <dc:creator>kreenlappy</dc:creator>
    <dc:date>2008-06-18T21:01:03</dc:date>
    <meta:editing-cycles>15</meta:editing-cycles>
    <meta:editing-duration>P5DT15H45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2" meta:word-count="337" meta:character-count="2235"/>
  </office:meta>
</office:document-meta>
</file>